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9D00000025E2A0C894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0.393cm" fo:margin-left="0.45cm" table:align="left"/>
    </style:style>
    <style:style style:name="Tabela1.A" style:family="table-column">
      <style:table-column-properties style:column-width="2.598cm"/>
    </style:style>
    <style:style style:name="Tabela1.A1" style:family="table-cell">
      <style:table-cell-properties style:vertical-align="middle" fo:padding="0.185cm" fo:border="0.05pt solid #000000"/>
    </style:style>
    <style:style style:name="P1" style:family="paragraph" style:parent-style-name="Heading_20_2">
      <style:paragraph-properties fo:text-align="center" style:justify-single-word="false"/>
      <style:text-properties style:font-name="Arial" fo:font-size="13.5pt" fo:font-weight="bold" fo:background-color="transparen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style:font-name="Arial" fo:font-size="13.5pt" fo:font-weight="bold" fo:background-color="transparent"/>
    </style:style>
    <style:style style:name="P4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3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style:paragraph-properties fo:margin-top="0cm" fo:margin-bottom="0cm" loext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style:paragraph-properties fo:margin-top="0cm" fo:margin-bottom="0cm" loext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8" style:family="paragraph" style:parent-style-name="Text_20_body" style:list-style-name="L2">
      <style:paragraph-properties fo:margin-left="0.688cm" fo:margin-right="0cm" fo:margin-top="0cm" fo:margin-bottom="0cm" loext:contextual-spacing="false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style:paragraph-properties fo:margin-left="0.688cm" fo:margin-right="0cm" fo:margin-top="0cm" fo:margin-bottom="0cm" loext:contextual-spacing="false" fo:line-height="138%" fo:text-indent="0cm" style:auto-text-indent="false" fo:background-color="transparent" style:writing-mode="lr-tb">
        <style:background-image/>
      </style:paragraph-properties>
    </style:style>
    <style:style style:name="P10" style:family="paragraph" style:parent-style-name="Text_20_body" style:list-style-name="L2">
      <style:paragraph-properties fo:margin-left="0.688cm" fo:margin-right="0cm" fo:margin-top="0cm" fo:margin-bottom="0cm" loext:contextual-spacing="false" fo:text-indent="0cm" style:auto-text-indent="false" fo:background-color="transparent" style:writing-mode="lr-tb">
        <style:background-image/>
      </style:paragraph-properties>
    </style:style>
    <style:style style:name="P11" style:family="paragraph" style:parent-style-name="Text_20_body">
      <style:paragraph-properties fo:margin-left="1.21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left="0.71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left="0.714cm" fo:margin-right="0cm" fo:margin-top="0cm" fo:margin-bottom="0cm" loext:contextual-spacing="false" fo:line-height="138%" fo:text-indent="0cm" style:auto-text-indent="false" style:writing-mode="lr-tb"/>
    </style:style>
    <style:style style:name="P14" style:family="paragraph" style:parent-style-name="Text_20_body">
      <style:paragraph-properties fo:margin-left="1.45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1.455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1.455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1.45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18" style:family="paragraph" style:parent-style-name="Text_20_body">
      <style:paragraph-properties fo:margin-left="1.455cm" fo:margin-right="0cm" fo:margin-top="0cm" fo:margin-bottom="0cm" loext:contextual-spacing="false" fo:line-height="138%" fo:text-indent="0cm" style:auto-text-indent="false" style:writing-mode="lr-tb"/>
    </style:style>
    <style:style style:name="P19" style:family="paragraph" style:parent-style-name="Text_20_body">
      <style:paragraph-properties fo:margin-left="0.45cm" fo:margin-right="0cm" fo:margin-top="0cm" fo:margin-bottom="0cm" loext:contextual-spacing="false" fo:line-height="138%" fo:text-indent="-0.979cm" style:auto-text-indent="fals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left="0.45cm" fo:margin-right="0cm" fo:margin-top="0cm" fo:margin-bottom="0cm" loext:contextual-spacing="false" fo:line-height="138%" fo:text-indent="-0.979cm" style:auto-text-indent="false" style:writing-mode="lr-tb"/>
    </style:style>
    <style:style style:name="P21" style:family="paragraph" style:parent-style-name="Text_20_body">
      <style:paragraph-properties fo:margin-left="0.45cm" fo:margin-right="0cm" fo:margin-top="0cm" fo:margin-bottom="0cm" loext:contextual-spacing="false" fo:line-height="138%" fo:text-align="center" style:justify-single-word="false" fo:text-indent="-0.979cm" style:auto-text-indent="false" style:writing-mode="lr-tb"/>
    </style:style>
    <style:style style:name="P22" style:family="paragraph" style:parent-style-name="Text_20_body">
      <style:paragraph-properties fo:margin-left="0.45cm" fo:margin-right="0cm" fo:margin-top="0cm" fo:margin-bottom="0cm" loext:contextual-spacing="false" fo:line-height="138%" fo:text-align="justify" style:justify-single-word="false" fo:text-indent="-0.979cm" style:auto-text-indent="false" style:writing-mode="lr-tb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 style:writing-mode="lr-tb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 style:writing-mode="lr-tb"/>
      <style:text-properties officeooo:paragraph-rsid="00024882"/>
    </style:style>
    <style:style style:name="P25" style:family="paragraph" style:parent-style-name="Text_20_body">
      <style:paragraph-properties fo:margin-left="0cm" fo:margin-right="0cm" fo:margin-top="0cm" fo:margin-bottom="0cm" loext:contextual-spacing="false" style:line-height-at-least="0.661cm" fo:text-align="start" style:justify-single-word="false" fo:text-indent="0cm" style:auto-text-indent="false" style:writing-mode="lr-tb"/>
    </style:style>
    <style:style style:name="P2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/>
    </style:style>
    <style:style style:name="T3" style:family="text">
      <style:text-properties style:font-name="Arial" fo:font-size="12pt" fo:font-style="normal" fo:font-weight="normal"/>
    </style:style>
    <style:style style:name="T4" style:family="text">
      <style:text-properties style:font-name="Arial" fo:font-size="13.5pt" fo:font-style="normal" fo:font-weight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10" style:family="text">
      <style:text-properties fo:font-variant="normal" fo:text-transform="none" fo:color="#1155cc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ABILIDADE E ESTATÍSTICA - 2016.2 (Código: 115045)</text:p>
      <text:h text:style-name="P1" text:outline-level="2"><text:bookmark text:name="docs-internal-guid-ace38518-5c5c-c80f-a4f0-8885e3d1aa94"/>PLANO DA DISCIPLINA</text:h>
      <text:list xml:id="list125074764278393970" text:style-name="L1">
        <text:list-item>
          <text:p text:style-name="P4">DADOS GERAIS</text:p>
        </text:list-item>
      </text:list>
      <text:list xml:id="list859413524543792160" text:style-name="L2">
        <text:list-item>
          <text:p text:style-name="P8">Carga Horária: 90 horas (6 créditos)</text:p>
        </text:list-item>
        <text:list-item>
          <text:p text:style-name="P9"><text:span text:style-name="T5">Professor: Victor Maia (</text:span><text:a xlink:type="simple" xlink:href="mailto:professor@probabilidade.mat.br" text:style-name="Internet_20_link" text:visited-style-name="Visited_20_Internet_20_Link"><text:span text:style-name="T10">professor@probabilidade.mat.br</text:span></text:a><text:span text:style-name="T5">)</text:span></text:p>
        </text:list-item>
        <text:list-item>
          <text:p text:style-name="P8">Atendimento: necessário marcar por email.</text:p>
        </text:list-item>
        <text:list-item>
          <text:p text:style-name="P10"><text:a xlink:type="simple" xlink:href="https://www.facebook.com/Probabilidadematbr-1743384362609618/" text:style-name="Internet_20_link" text:visited-style-name="Visited_20_Internet_20_Link"><text:span text:style-name="T6">Comunidade Facebook</text:span></text:a> </text:p>
        </text:list-item>
      </text:list>
      <text:p text:style-name="P11"/>
      <text:p text:style-name="P12">2. OBJETIVOS</text:p>
      <text:p text:style-name="P13"/>
      <text:p text:style-name="P15">Compreender os conceitos fundamentais de Estatística e Probabilidade; descrever conjuntos de dados; e empregar alguns procedimentos estatísticos básicos adequados a pesquisas relacionadas a sua área. Desenvolver a capacidade crítica e analítica do estudante através da discussão de exercícios e problemas.</text:p>
      <text:p text:style-name="Text_20_body"><text:span text:style-name="Strong_20_Emphasis"/></text:p>
      <text:p text:style-name="P12">3. APRESENTAÇÃO DO CURSO</text:p>
      <text:p text:style-name="Text_20_body"><text:span text:style-name="Strong_20_Emphasis"/></text:p>
      <text:p text:style-name="P14">O curso é ministrado pelo Departamento de Estatística em forma de aulas teóricas. As aulas teóricas serão ministradas em períodos de 1h50 ( uma hora e cinquenta minutos), sem intervalo.</text:p>
      <text:p text:style-name="P18"><text:span text:style-name="T5">O material de apoio ao curso será disponibilizado no site: </text:span><text:span text:style-name="T9">probabilidade.mat.br</text:span></text:p>
      <text:p text:style-name="Text_20_body"><text:span text:style-name="Strong_20_Emphasis"/></text:p>
      <text:p text:style-name="P17">Turma DB</text:p>
      <text:p text:style-name="P18"><text:span text:style-name="T5">Segundas, quartas e sextas, das 16h00 às 17h50, na sala </text:span><text:span text:style-name="Strong_20_Emphasis"><text:span text:style-name="T5">BSA N AT 29/41</text:span></text:span><text:span text:style-name="T5">. </text:span></text:p>
      <text:p text:style-name="Text_20_body"><text:span text:style-name="Strong_20_Emphasis"/></text:p>
      <text:p text:style-name="P17">Turma EA</text:p>
      <text:p text:style-name="P18"><text:span text:style-name="T5">Segundas-feiras, quartas-feiras e sextas-feiras, das 19h00 às 20h40, no </text:span><text:span text:style-name="Strong_20_Emphasis"><text:span text:style-name="T5">Anfiteatro 19</text:span></text:span><text:span text:style-name="T5">.</text:span></text:p>
      <text:p text:style-name="Text_20_body"><text:span text:style-name="Strong_20_Emphasis"/></text:p>
      <text:p text:style-name="P12">4. EMENTA</text:p>
      <text:p text:style-name="P2"><text:span text:style-name="Strong_20_Emphasis"/></text:p>
      <text:p text:style-name="P16">ANÁLISE DE OBSERVAÇÕES - MODELO MATEMÁTICO - EXP. ALEATÓRIA E ESPAÇO AMOSTRAL AXIOMAS E TEOREMAS BÁSICOS - VARIÁVEIS ALEATÓRIAS, DISTRIBUIÇÕES E SUAS CARACTERÍSTICAS - COVARIÂNCIA E CORRELAÇÃO - DISTRIBUIÇÃO CONJUNTA - PRINCIPAIS MODELOS - DISCRETOS E CONTÍNUOS, ESTATÍSTICA DESCRITIVA - AJUSTAMENTOS DE FUNÇÕES REAIS - CORRELAÇÃO E <text:soft-page-break/>REGRESSÃO NOÇÕES DE AMOSTRAGEM E TESTES DE HIPÓTESES E APLICAÇÕES.</text:p>
      <text:p text:style-name="P2"><text:span text:style-name="Strong_20_Emphasis"><text:span text:style-name="T2"><text:line-break/></text:span></text:span></text:p>
      <text:p text:style-name="P12">5. AVALIAÇÃO</text:p>
      <text:p text:style-name="Text_20_body"><text:span text:style-name="Strong_20_Emphasis"/></text:p>
      <text:list xml:id="list5012710355182847563" text:style-name="L3">
        <text:list-item>
          <text:p text:style-name="P5">A avaliação é composta de 3 provas;</text:p>
        </text:list-item>
        <text:list-item>
          <text:p text:style-name="P5">As provas escritas são individuais e sem consulta;</text:p>
        </text:list-item>
        <text:list-item>
          <text:p text:style-name="P5">Para aprovação na Disciplina, o aluno deverá obter média final (MF) igual ou superior a 5 pontos. No cálculo da MF, serão considerados pesos iguais para as notas P1, P2 e P3;</text:p>
        </text:list-item>
        <text:list-item>
          <text:p text:style-name="P6">Cada aluno terá o direito de fazer uma prova adicional, caso deseje ou precise por motivos maiores, para substituir a menor das notas P1, P2 e P3, independentemente do aluno ter sido aprovado ou não. Nessa avaliação adicional, será contemplado TODO o conteúdo da disciplina. </text:p>
        </text:list-item>
        <text:list-item>
          <text:p text:style-name="P7"><text:span text:style-name="T1">Será considerado o seguinte cálculo para a média final: </text:span><draw:frame draw:style-name="fr1" draw:name="Figura1" text:anchor-type="as-char" svg:y="-0.601cm" svg:width="1.997cm" svg:height="0.998cm" draw:z-index="0"><draw:image xlink:href="Pictures/100002000000009D00000025E2A0C894.gif" xlink:type="simple" xlink:show="embed" xlink:actuate="onLoad"/></draw:frame></text:p>
        </text:list-item>
      </text:list>
      <text:p text:style-name="Text_20_body"><text:span text:style-name="Strong_20_Emphasis"/></text:p>
      <text:p text:style-name="P19">6. DATAS DE PROVA</text:p>
      <text:p text:style-name="P21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26">Prova 1</text:p>
          </table:table-cell>
          <table:table-cell table:style-name="Tabela1.A1" office:value-type="string">
            <text:p text:style-name="P26">Prova 2</text:p>
          </table:table-cell>
          <table:table-cell table:style-name="Tabela1.A1" office:value-type="string">
            <text:p text:style-name="P26">Prova 3</text:p>
          </table:table-cell>
          <table:table-cell table:style-name="Tabela1.A1" office:value-type="string">
            <text:p text:style-name="P26">Prova Substitutiva</text:p>
          </table:table-cell>
        </table:table-row>
        <table:table-row>
          <table:table-cell table:style-name="Tabela1.A1" office:value-type="string">
            <text:p text:style-name="P26">05/09</text:p>
          </table:table-cell>
          <table:table-cell table:style-name="Tabela1.A1" office:value-type="string">
            <text:p text:style-name="P26">10/10</text:p>
          </table:table-cell>
          <table:table-cell table:style-name="Tabela1.A1" office:value-type="string">
            <text:p text:style-name="P26">14/11</text:p>
          </table:table-cell>
          <table:table-cell table:style-name="Tabela1.A1" office:value-type="string">
            <text:p text:style-name="P26">05/12</text:p>
          </table:table-cell>
        </table:table-row>
      </table:table>
      <text:p text:style-name="Text_20_body"><text:span text:style-name="Strong_20_Emphasis"/></text:p>
      <text:p text:style-name="P20"/>
      <text:p text:style-name="P22"><text:span text:style-name="T7">7. BIBLIOGRAFIA</text:span></text:p>
      <text:p text:style-name="P23"/>
      <text:p text:style-name="P24"><text:span text:style-name="T7">- </text:span><text:span text:style-name="T5">DEVORE, JAY L. PROBABILIDADE E ESTATÍSTICA PARA ENGENHARIA E CIÊNCIAS, CENGAGE, 6ed.</text:span></text:p>
      <text:p text:style-name="P24"><text:span text:style-name="T7">-</text:span><text:span text:style-name="T5"> SPIEGEL, MURRAY R. ESTATÍSTICA, MC GRAW-HILL.</text:span></text:p>
      <text:p text:style-name="P25"><text:span text:style-name="T7">-</text:span><text:span text:style-name="T5"> Material de apoio no site </text:span><text:a xlink:type="simple" xlink:href="http://www.probabilidade.mat.br/materias" text:style-name="Internet_20_link" text:visited-style-name="Visited_20_Internet_20_Link">www.probabilidade.mat.br/materias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09:04:54.082921450</meta:creation-date>
    <dc:date>2016-08-09T09:09:11.227162376</dc:date>
    <meta:editing-duration>PT4M18S</meta:editing-duration>
    <meta:editing-cycles>1</meta:editing-cycles>
    <meta:document-statistic meta:table-count="1" meta:image-count="1" meta:object-count="0" meta:page-count="2" meta:paragraph-count="38" meta:word-count="362" meta:character-count="2322" meta:non-whitespace-character-count="2002"/>
    <meta:generator>LibreOffice/4.3.3.2$Linux_X86_64 LibreOffice_project/430m0$Build-2</meta:generator>
  </office:meta>
</office:document-meta>
</file>